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([.F10]/[.D1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([.F11]/[.D1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([.F12]/[.D12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([.F13]/[.D13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([.F14]/[.D14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F15]/[.D15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([.F16]/[.D16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([.F17]/[.D17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([.F18]/[.D18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[.F19]/[.D19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([.F20]/[.D2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([.F21]/[.D2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([.F22]/[.D22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([.F23]/[.D23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4]-[.D2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([.F24]/[.D24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5]-[.D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([.F25]/[.D25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6]-[.D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([.F26]/[.D26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([.F27]/[.D27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8]-[.D2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([.F28]/[.D28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([.F29]/[.D29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 - [.H3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1]-[.D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1] - [.H3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2]-[.D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2] - [.H3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 - [.H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4] - [.H3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1:40:50.171158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4-23T21:43:54.834273001</dc:date>
    <meta:editing-duration>P2DT12H32M14S</meta:editing-duration>
    <meta:editing-cycles>46</meta:editing-cycles>
    <meta:generator>LibreOffice/6.1.5.2$Linux_X86_64 LibreOffice_project/10$Build-2</meta:generator>
    <meta:document-statistic meta:table-count="1" meta:cell-count="470" meta:object-count="0"/>
  </office:meta>
</office:document-meta>
</file>